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 Vu Serif" svg:font-family="'Deja Vu Serif'" style:font-family-generic="roman"/>
    <style:font-face style:name="Serif" svg:font-family="Serif" style:font-family-generic="roman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7.981cm" table:align="margins"/>
    </style:style>
    <style:style style:name="Table6.A" style:family="table-column">
      <style:table-column-properties style:column-width="8.001cm" style:rel-column-width="4422*"/>
    </style:style>
    <style:style style:name="Table6.B" style:family="table-column">
      <style:table-column-properties style:column-width="9.98cm" style:rel-column-width="55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981cm" table:align="margins"/>
    </style:style>
    <style:style style:name="Таблица1.A" style:family="table-column">
      <style:table-column-properties style:column-width="17.981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044726" officeooo:paragraph-rsid="00044726"/>
    </style:style>
    <style:style style:name="P3" style:family="paragraph" style:parent-style-name="Text_20_body" style:list-style-name="L7">
      <style:paragraph-properties>
        <style:tab-stops>
          <style:tab-stop style:position="0.127cm"/>
        </style:tab-stops>
      </style:paragraph-properties>
      <style:text-properties officeooo:paragraph-rsid="0031b8fe"/>
    </style:style>
    <style:style style:name="P4" style:family="paragraph" style:parent-style-name="Text_20_body" style:list-style-name="L7">
      <style:paragraph-properties fo:margin-left="0cm" fo:margin-right="0cm" fo:text-indent="0cm" style:auto-text-indent="false">
        <style:tab-stops>
          <style:tab-stop style:position="0.127cm"/>
        </style:tab-stops>
      </style:paragraph-properties>
      <style:text-properties officeooo:paragraph-rsid="0031b8fe"/>
    </style:style>
    <style:style style:name="P5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Times New Roman" fo:font-size="12pt" officeooo:rsid="00044726" officeooo:paragraph-rsid="00227297" style:font-size-asian="12pt" style:font-size-complex="12pt"/>
    </style:style>
    <style:style style:name="P6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Times New Roman" fo:font-size="12pt" officeooo:rsid="00044726" officeooo:paragraph-rsid="00044726" style:font-size-asian="12pt" style:font-size-complex="12pt"/>
    </style:style>
    <style:style style:name="P7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DejaVu Sans Mono" fo:font-size="8pt" officeooo:rsid="00044726" officeooo:paragraph-rsid="00227297" style:font-size-asian="8pt" style:font-size-complex="8pt"/>
    </style:style>
    <style:style style:name="P8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DejaVu Sans Mono" fo:font-size="8pt" officeooo:paragraph-rsid="0030094a" style:font-size-asian="8pt" style:font-size-complex="8pt"/>
    </style:style>
    <style:style style:name="P9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DejaVu Sans Mono" fo:font-size="8pt" fo:font-weight="bold" officeooo:paragraph-rsid="0030094a" style:font-size-asian="8pt" style:font-weight-asian="bold" style:font-size-complex="8pt" style:font-weight-complex="bold"/>
    </style:style>
    <style:style style:name="P10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6f550"/>
    </style:style>
    <style:style style:name="P11" style:family="paragraph" style:parent-style-name="Text_20_body" style:list-style-name="L4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96e52"/>
    </style:style>
    <style:style style:name="P12" style:family="paragraph" style:parent-style-name="Text_20_body" style:list-style-name="L4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31b8fe"/>
    </style:style>
    <style:style style:name="P13" style:family="paragraph" style:parent-style-name="Text_20_body" style:list-style-name="L3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96e52"/>
    </style:style>
    <style:style style:name="P14" style:family="paragraph" style:parent-style-name="Text_20_body" style:list-style-name="L3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31b8fe"/>
    </style:style>
    <style:style style:name="P15" style:family="paragraph" style:parent-style-name="Text_20_body" style:list-style-name="L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0c0fcf"/>
    </style:style>
    <style:style style:name="P16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aa56e"/>
    </style:style>
    <style:style style:name="P17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df286"/>
    </style:style>
    <style:style style:name="P18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f3c82"/>
    </style:style>
    <style:style style:name="P19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3a19d"/>
    </style:style>
    <style:style style:name="P20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337321"/>
    </style:style>
    <style:style style:name="P21" style:family="paragraph" style:parent-style-name="Text_20_body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fo:font-size="8pt" officeooo:paragraph-rsid="002df286" style:font-size-asian="8pt" style:font-size-complex="8pt"/>
    </style:style>
    <style:style style:name="P22" style:family="paragraph" style:parent-style-name="Heading_20_3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Times New Roman" fo:font-size="11pt" fo:font-weight="normal" officeooo:paragraph-rsid="002df286" style:font-size-asian="9.60000038146973pt" style:font-weight-asian="normal" style:font-size-complex="11pt" style:font-weight-complex="normal"/>
    </style:style>
    <style:style style:name="P23" style:family="paragraph" style:parent-style-name="Table_20_Contents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Times New Roman" fo:font-size="12pt" fo:font-weight="normal" officeooo:paragraph-rsid="002aa56e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DejaVu Serif" fo:font-size="8pt" officeooo:rsid="001f2710" officeooo:paragraph-rsid="00227297" style:font-size-asian="8pt" style:font-size-complex="8pt"/>
    </style:style>
    <style:style style:name="P25" style:family="paragraph" style:parent-style-name="Table_20_Contents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DejaVu Serif" fo:font-size="8pt" officeooo:paragraph-rsid="00227297" style:font-size-asian="8pt" style:font-size-complex="8pt"/>
    </style:style>
    <style:style style:name="P26" style:family="paragraph" style:parent-style-name="Heading_20_1">
      <style:paragraph-properties fo:margin-left="0cm" fo:margin-right="0.309cm" fo:text-indent="0cm" style:auto-text-indent="false" fo:break-before="page">
        <style:tab-stops>
          <style:tab-stop style:position="0.127cm"/>
        </style:tab-stops>
      </style:paragraph-properties>
      <style:text-properties officeooo:paragraph-rsid="002508fe"/>
    </style:style>
    <style:style style:name="P27" style:family="paragraph" style:parent-style-name="Heading_20_1">
      <style:paragraph-properties fo:margin-left="0cm" fo:margin-right="0.309cm" fo:text-indent="0cm" style:auto-text-indent="false" fo:break-before="page">
        <style:tab-stops>
          <style:tab-stop style:position="0.127cm"/>
        </style:tab-stops>
      </style:paragraph-properties>
      <style:text-properties officeooo:paragraph-rsid="003201c9"/>
    </style:style>
    <style:style style:name="P28" style:family="paragraph" style:parent-style-name="Heading_20_1">
      <style:paragraph-properties fo:margin-left="0cm" fo:margin-right="0.309cm" fo:text-indent="0cm" style:auto-text-indent="false" fo:break-before="page">
        <style:tab-stops>
          <style:tab-stop style:position="0.127cm"/>
        </style:tab-stops>
      </style:paragraph-properties>
      <style:text-properties style:font-name="Times New Roman" fo:font-size="14pt" officeooo:paragraph-rsid="00044726" style:font-size-asian="14pt" style:font-size-complex="14pt"/>
    </style:style>
    <style:style style:name="P29" style:family="paragraph" style:parent-style-name="Heading_20_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Times New Roman" fo:font-size="14pt" fo:font-weight="normal" officeooo:paragraph-rsid="002508fe" style:font-size-asian="14pt" style:font-weight-asian="normal" style:font-size-complex="14pt" style:font-weight-complex="normal"/>
    </style:style>
    <style:style style:name="P30" style:family="paragraph" style:parent-style-name="Heading_20_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style:font-name="Times New Roman" fo:font-size="14pt" officeooo:paragraph-rsid="00044726" style:font-size-asian="14pt" style:font-size-complex="14pt"/>
    </style:style>
    <style:style style:name="P31" style:family="paragraph" style:parent-style-name="Heading_20_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044726"/>
    </style:style>
    <style:style style:name="P32" style:family="paragraph" style:parent-style-name="Heading_20_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2df286"/>
    </style:style>
    <style:style style:name="P33" style:family="paragraph" style:parent-style-name="Heading_20_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officeooo:paragraph-rsid="0031b8fe"/>
    </style:style>
    <style:style style:name="P34" style:family="paragraph" style:parent-style-name="Heading_20_1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fo:font-weight="normal" officeooo:paragraph-rsid="003201c9" style:font-weight-asian="normal" style:font-weight-complex="normal"/>
    </style:style>
    <style:style style:name="P35" style:family="paragraph" style:parent-style-name="Standard" style:list-style-name="L11">
      <style:text-properties officeooo:paragraph-rsid="0031b8fe"/>
    </style:style>
    <style:style style:name="P36" style:family="paragraph" style:parent-style-name="Standard" style:master-page-name="First_20_Page">
      <style:paragraph-properties fo:margin-left="0cm" fo:margin-right="0.309cm" fo:text-align="center" style:justify-single-word="false" fo:text-indent="0cm" style:auto-text-indent="false" style:page-number="auto">
        <style:tab-stops>
          <style:tab-stop style:position="0.127cm"/>
        </style:tab-stops>
      </style:paragraph-properties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.309cm" fo:text-align="center" style:justify-single-word="false" fo:text-indent="0cm" style:auto-text-indent="false">
        <style:tab-stops>
          <style:tab-stop style:position="0.127cm"/>
        </style:tab-stops>
      </style:paragraph-properties>
      <style:text-properties style:font-name="Times New Roman" fo:font-size="16pt" fo:language="ru" fo:country="RU" fo:font-weight="bold" officeooo:paragraph-rsid="0022729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.309cm" fo:text-align="center" style:justify-single-word="false" fo:text-indent="0cm" style:auto-text-indent="false">
        <style:tab-stops>
          <style:tab-stop style:position="0.127cm"/>
        </style:tab-stops>
      </style:paragraph-properties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.309cm" fo:text-align="center" style:justify-single-word="false" fo:text-indent="0cm" style:auto-text-indent="false">
        <style:tab-stops>
          <style:tab-stop style:position="0.127cm"/>
        </style:tab-stops>
      </style:paragraph-properties>
      <style:text-properties style:font-name="Times New Roman" fo:font-size="18pt" fo:language="ru" fo:country="RU" fo:font-weight="bold" officeooo:rsid="00044726" officeooo:paragraph-rsid="00044726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left="0cm" fo:margin-right="0.309cm" fo:text-indent="0cm" style:auto-text-indent="false">
        <style:tab-stops>
          <style:tab-stop style:position="0.127cm"/>
        </style:tab-stops>
      </style:paragraph-properties>
      <style:text-properties fo:font-size="8pt" officeooo:paragraph-rsid="002df286" style:font-size-asian="8pt" style:font-size-complex="8pt"/>
    </style:style>
    <style:style style:name="P41" style:family="paragraph" style:parent-style-name="Standard" style:list-style-name="L6">
      <style:paragraph-properties fo:margin-left="0cm" fo:margin-right="0cm" fo:text-indent="-0.635cm" style:auto-text-indent="false"/>
      <style:text-properties officeooo:paragraph-rsid="0031b8fe"/>
    </style:style>
    <style:style style:name="T1" style:family="text">
      <style:text-properties officeooo:rsid="00044726"/>
    </style:style>
    <style:style style:name="T2" style:family="text">
      <style:text-properties style:font-name="Times New Roman" fo:font-size="12pt" fo:language="ru" fo:country="RU" officeooo:rsid="00044726" style:font-size-asian="12pt" style:font-size-complex="12pt"/>
    </style:style>
    <style:style style:name="T3" style:family="text">
      <style:text-properties style:font-name="Times New Roman" fo:font-size="12pt" fo:language="ru" fo:country="RU" officeooo:rsid="000c0fcf" style:font-size-asian="12pt" style:font-size-complex="12pt"/>
    </style:style>
    <style:style style:name="T4" style:family="text">
      <style:text-properties style:font-name="Times New Roman" fo:font-size="12pt" officeooo:rsid="00227297" style:font-size-asian="12pt" style:font-size-complex="12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6ccd7" style:font-size-asian="14pt" style:font-size-complex="14pt"/>
    </style:style>
    <style:style style:name="T7" style:family="text">
      <style:text-properties style:font-name="Times New Roman" fo:font-size="14pt" officeooo:rsid="00227297" style:font-size-asian="14pt" style:font-size-complex="14pt"/>
    </style:style>
    <style:style style:name="T8" style:family="text">
      <style:text-properties style:font-name="Times New Roman" fo:font-size="14pt" officeooo:rsid="0023a19d" style:font-size-asian="14pt" style:font-size-complex="14pt"/>
    </style:style>
    <style:style style:name="T9" style:family="text">
      <style:text-properties style:font-name="Times New Roman" fo:font-size="14pt" fo:font-weight="bold" officeooo:rsid="0023a19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1pt" officeooo:rsid="0023a19d" style:font-size-asian="11pt" style:font-size-complex="11pt"/>
    </style:style>
    <style:style style:name="T11" style:family="text">
      <style:text-properties style:font-name="Times New Roman" fo:font-size="11pt" officeooo:rsid="002508fe" style:font-size-asian="11pt" style:font-size-complex="11pt"/>
    </style:style>
    <style:style style:name="T12" style:family="text">
      <style:text-properties style:font-name="Times New Roman" fo:font-size="11pt" fo:font-weight="normal" officeooo:rsid="002508fe" style:font-size-asian="9.60000038146973pt" style:font-weight-asian="normal" style:font-size-complex="11pt" style:font-weight-complex="normal"/>
    </style:style>
    <style:style style:name="T13" style:family="text">
      <style:text-properties style:font-name="Times New Roman" fo:font-size="11pt" fo:font-weight="normal" officeooo:rsid="0026f550" style:font-size-asian="9.60000038146973pt" style:font-weight-asian="normal" style:font-size-complex="11pt" style:font-weight-complex="normal"/>
    </style:style>
    <style:style style:name="T14" style:family="text">
      <style:text-properties style:font-name="Times New Roman" fo:font-size="11pt" fo:font-weight="normal" officeooo:rsid="00283659" style:font-size-asian="9.60000038146973pt" style:font-weight-asian="normal" style:font-size-complex="11pt" style:font-weight-complex="normal"/>
    </style:style>
    <style:style style:name="T15" style:family="text">
      <style:text-properties style:font-name="Times New Roman" fo:font-size="11pt" fo:font-weight="normal" officeooo:rsid="00296e52" style:font-size-asian="9.60000038146973pt" style:font-weight-asian="normal" style:font-size-complex="11pt" style:font-weight-complex="normal"/>
    </style:style>
    <style:style style:name="T16" style:family="text">
      <style:text-properties style:font-name="Times New Roman" fo:font-size="11pt" fo:font-weight="normal" officeooo:rsid="002a68b4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font-weight="normal" officeooo:rsid="002aa56e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font-weight="normal" officeooo:rsid="002c3118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font-weight="normal" officeooo:rsid="002df286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font-weight="normal" officeooo:rsid="002f3c82" style:font-size-asian="9.60000038146973pt" style:font-weight-asian="normal" style:font-size-complex="11pt" style:font-weight-complex="normal"/>
    </style:style>
    <style:style style:name="T21" style:family="text">
      <style:text-properties style:font-name="Times New Roman" fo:font-size="11pt" fo:font-weight="normal" officeooo:rsid="0031b8fe" style:font-size-asian="9.60000038146973pt" style:font-weight-asian="normal" style:font-size-complex="11pt" style:font-weight-complex="normal"/>
    </style:style>
    <style:style style:name="T22" style:family="text">
      <style:text-properties style:font-name="Times New Roman" fo:font-size="11pt" fo:font-weight="normal" officeooo:rsid="003201c9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" fo:font-size="11pt" fo:font-weight="normal" officeooo:rsid="00337321" style:font-size-asian="9.60000038146973pt" style:font-weight-asian="normal" style:font-size-complex="11pt" style:font-weight-complex="normal"/>
    </style:style>
    <style:style style:name="T24" style:family="text">
      <style:text-properties style:font-name="Times New Roman" fo:font-size="11pt" fo:font-weight="normal" officeooo:rsid="0023a19d" style:font-size-asian="11pt" style:font-weight-asian="normal" style:font-size-complex="11pt" style:font-weight-complex="normal"/>
    </style:style>
    <style:style style:name="T25" style:family="text">
      <style:text-properties style:font-name="Times New Roman" fo:font-size="11pt" fo:font-weight="normal" officeooo:rsid="0026f550" style:font-size-asian="11pt" style:font-weight-asian="normal" style:font-size-complex="11pt" style:font-weight-complex="normal"/>
    </style:style>
    <style:style style:name="T26" style:family="text">
      <style:text-properties officeooo:rsid="00227297"/>
    </style:style>
    <style:style style:name="T27" style:family="text">
      <style:text-properties officeooo:rsid="0023a19d"/>
    </style:style>
    <style:style style:name="T28" style:family="text">
      <style:text-properties fo:font-size="11pt" officeooo:rsid="0023a19d" style:font-size-asian="11pt" style:font-size-complex="11pt"/>
    </style:style>
    <style:style style:name="T29" style:family="text">
      <style:text-properties fo:font-size="11pt" officeooo:rsid="0026f550" style:font-size-asian="11pt" style:font-size-complex="11pt"/>
    </style:style>
    <style:style style:name="T30" style:family="text">
      <style:text-properties style:font-name="DejaVu Serif" fo:font-size="10pt" fo:font-weight="normal" officeooo:rsid="0026f550" style:font-size-asian="10pt" style:font-weight-asian="normal" style:font-size-complex="10pt" style:font-weight-complex="normal"/>
    </style:style>
    <style:style style:name="T31" style:family="text">
      <style:text-properties style:font-name="DejaVu Serif" fo:font-size="10pt" fo:font-weight="normal" officeooo:rsid="00283659" style:font-size-asian="10pt" style:font-weight-asian="normal" style:font-size-complex="10pt" style:font-weight-complex="normal"/>
    </style:style>
    <style:style style:name="T32" style:family="text">
      <style:text-properties style:font-name="DejaVu Serif" fo:font-size="10pt" fo:font-weight="normal" officeooo:rsid="002a68b4" style:font-size-asian="10pt" style:font-weight-asian="normal" style:font-size-complex="10pt" style:font-weight-complex="normal"/>
    </style:style>
    <style:style style:name="T33" style:family="text">
      <style:text-properties style:font-name="DejaVu Serif" fo:font-size="10pt" fo:font-weight="normal" officeooo:rsid="00296e52" style:font-size-asian="10pt" style:font-weight-asian="normal" style:font-size-complex="10pt" style:font-weight-complex="normal"/>
    </style:style>
    <style:style style:name="T34" style:family="text">
      <style:text-properties style:font-name="DejaVu Serif" fo:font-size="10pt" fo:font-weight="normal" officeooo:rsid="002508fe" style:font-size-asian="10pt" style:font-weight-asian="normal" style:font-size-complex="10pt" style:font-weight-complex="normal"/>
    </style:style>
    <style:style style:name="T35" style:family="text">
      <style:text-properties style:font-name="DejaVu Serif" fo:font-size="10pt" fo:font-weight="normal" officeooo:rsid="0023a19d" style:font-size-asian="10pt" style:font-weight-asian="normal" style:font-size-complex="10pt" style:font-weight-complex="normal"/>
    </style:style>
    <style:style style:name="T36" style:family="text">
      <style:text-properties style:font-name="DejaVu Serif" fo:font-size="10pt" fo:font-weight="normal" officeooo:rsid="002aa56e" style:font-size-asian="10pt" style:font-weight-asian="normal" style:font-size-complex="10pt" style:font-weight-complex="normal"/>
    </style:style>
    <style:style style:name="T37" style:family="text">
      <style:text-properties style:font-name="DejaVu Serif" fo:font-size="10pt" fo:font-weight="normal" officeooo:rsid="002c3118" style:font-size-asian="10pt" style:font-weight-asian="normal" style:font-size-complex="10pt" style:font-weight-complex="normal"/>
    </style:style>
    <style:style style:name="T38" style:family="text">
      <style:text-properties style:font-name="DejaVu Serif" fo:font-size="10pt" fo:font-weight="normal" officeooo:rsid="002df286" style:font-size-asian="10pt" style:font-weight-asian="normal" style:font-size-complex="10pt" style:font-weight-complex="normal"/>
    </style:style>
    <style:style style:name="T39" style:family="text">
      <style:text-properties style:font-name="DejaVu Serif" fo:font-size="10pt" fo:font-weight="normal" officeooo:rsid="0031b8fe" style:font-size-asian="10pt" style:font-weight-asian="normal" style:font-size-complex="10pt" style:font-weight-complex="normal"/>
    </style:style>
    <style:style style:name="T40" style:family="text">
      <style:text-properties style:font-name="DejaVu Serif" fo:font-size="10pt" fo:font-weight="normal" officeooo:rsid="003201c9" style:font-size-asian="10pt" style:font-weight-asian="normal" style:font-size-complex="10pt" style:font-weight-complex="normal"/>
    </style:style>
    <style:style style:name="T41" style:family="text">
      <style:text-properties style:font-name="DejaVu Serif" fo:font-size="10pt" fo:font-weight="normal" officeooo:rsid="00337321" style:font-size-asian="10pt" style:font-weight-asian="normal" style:font-size-complex="10pt" style:font-weight-complex="normal"/>
    </style:style>
    <style:style style:name="T42" style:family="text">
      <style:text-properties style:font-name="DejaVu Serif" fo:font-size="10pt" officeooo:rsid="002aa56e" style:font-size-asian="10pt" style:font-size-complex="10pt"/>
    </style:style>
    <style:style style:name="T43" style:family="text">
      <style:text-properties style:font-name="DejaVu Serif" fo:font-size="10pt" officeooo:rsid="002c3118" style:font-size-asian="10pt" style:font-size-complex="10pt"/>
    </style:style>
    <style:style style:name="T44" style:family="text">
      <style:text-properties style:font-name="DejaVu Serif" fo:font-size="10pt" officeooo:rsid="002df286" style:font-size-asian="10pt" style:font-size-complex="10pt"/>
    </style:style>
    <style:style style:name="T45" style:family="text">
      <style:text-properties style:font-name="DejaVu Serif" fo:font-weight="normal" officeooo:rsid="002df286" style:font-weight-asian="normal" style:font-weight-complex="normal"/>
    </style:style>
    <style:style style:name="T46" style:family="text">
      <style:text-properties officeooo:rsid="002aa56e"/>
    </style:style>
    <style:style style:name="T47" style:family="text">
      <style:text-properties officeooo:rsid="002c3118"/>
    </style:style>
    <style:style style:name="T48" style:family="text">
      <style:text-properties officeooo:rsid="002df286"/>
    </style:style>
    <style:style style:name="T49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08cm" fo:text-indent="-0.635cm" fo:margin-left="0.5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Отчет по лабораторной работе</text:p>
      <text:p text:style-name="P37">«<text:span text:style-name="T26">Использование автоматических генераторов анализаторов</text:span></text:p>
      <text:p text:style-name="P37"><text:span text:style-name="T26">Bison и ANTLR</text:span>»</text:p>
      <text:p text:style-name="P38">студента <text:span text:style-name="T1">группы 3538</text:span></text:p>
      <text:p text:style-name="P39">Андрея Козлова</text:p>
      <text:h text:style-name="P27" text:outline-level="1"><text:span text:style-name="T5">Вариант </text:span><text:span text:style-name="T7">4</text:span><text:span text:style-name="T6">. Функциональный язык</text:span></text:h>
      <text:h text:style-name="P34" text:outline-level="1"><text:span text:style-name="T4">Придумайте примитивный функциональный языкпрограммирования и реализуйте его трансляцию в императивныйязык.</text:span></text:h>
      <text:p text:style-name="P6"><text:tab/>Пример:</text:p>
      <text:p text:style-name="P7"><text:span text:style-name="T26">fac :: Integer -&gt; Integer</text:span></text:p>
      <text:p text:style-name="P7"><text:span text:style-name="T26">fac 0 = 1</text:span></text:p>
      <text:p text:style-name="P7"><text:span text:style-name="T26">fac n | n &gt; 0 = n * fac(n </text:span><text:span text:style-name="T27">-</text:span><text:span text:style-name="T26"> 1)</text:span></text:p>
      <text:p text:style-name="P5"><text:span text:style-name="T26"><text:tab/>Вывод:</text:span></text:p>
      <text:p text:style-name="P7"><text:span text:style-name="T26">function fac(n: integer): integer;</text:span></text:p>
      <text:p text:style-name="P7"><text:span text:style-name="T26">begin</text:span></text:p>
      <text:p text:style-name="P7"><text:span text:style-name="T26"><text:tab/>if n = 0 then</text:span></text:p>
      <text:p text:style-name="P7"><text:span text:style-name="T26"><text:tab/><text:tab/>fac := 1;</text:span></text:p>
      <text:p text:style-name="P7"><text:span text:style-name="T26"><text:tab/>else if n &gt; 0 then</text:span></text:p>
      <text:p text:style-name="P7"><text:span text:style-name="T26"><text:tab/><text:tab/>fac := n * fac(n - 1);</text:span></text:p>
      <text:p text:style-name="P8"><text:span text:style-name="T26">end;</text:span></text:p>
      <text:p text:style-name="P9"><text:span text:style-name="T8">Постановка задачи</text:span></text:p>
      <text:h text:style-name="P29" text:outline-level="1"><text:span text:style-name="T28">В качестве транслируемого языка было решено взять подмножество одного из наиболее популярных функциональных языков – Haskell.</text:span><text:span text:style-name="T29"> </text:span><text:span text:style-name="T28">В качестве императивного языка был выбран язык Java.</text:span></text:h>
      <text:p text:style-name="P10"><text:span text:style-name="T24">Такой выбор обосновывается следующим соображением: после трансляции кода можно проверить его работоспособность. </text:span><text:span text:style-name="T25">Скомпилированные исходный код теста и полученный код можно запустить и сравнить выдаваемый результат.</text:span></text:p>
      <text:p text:style-name="P19"><text:span text:style-name="T10">В качестве автоматического генератора анализаторов был выбран ANTLR, и как следствие </text:span><text:span text:style-name="T11">в качестве </text:span><text:span text:style-name="T10">языка для выполнения лабораторной работы был также выбран язык Java.</text:span></text:p>
      <text:h text:style-name="P26" text:outline-level="1"><text:span text:style-name="T8">Описание подмножества Haskell</text:span></text:h>
      <text:h text:style-name="P33" text:outline-level="1"><text:span text:style-name="T12">Реализованный язык поддерживает работу только с численными функциями, то есть и аргументы</text:span><text:span text:style-name="T14">,</text:span><text:span text:style-name="T12"> и возвращаемое значение являются числами. Далее арифметические выражения обозначаются </text:span><text:span text:style-name="T36">&lt;arithmetic_expession&gt;</text:span><text:span text:style-name="T17">. </text:span><text:span text:style-name="T13">Используются стандартные типы данных: </text:span><text:span text:style-name="T30">Int</text:span><text:span text:style-name="T13"> для целых </text:span><text:span text:style-name="T14">и</text:span><text:span text:style-name="T13"> </text:span><text:span text:style-name="T30">Double</text:span><text:span text:style-name="T13"> для вещественных чисел. Поддерживаются элементарные арифметические операции: сложение, вычитание, умножение, деление. Операции целочисленного деления </text:span><text:span text:style-name="T14">(</text:span><text:span text:style-name="T31">`div`</text:span><text:span text:style-name="T14">)</text:span><text:span text:style-name="T13"> и взятия остатка </text:span><text:span text:style-name="T14">(</text:span><text:span text:style-name="T31">`mod`</text:span><text:span text:style-name="T14">) </text:span><text:span text:style-name="T13">записываются в инфиксной форме. В арифметических выражениях могут присутствовать числа в десятичной системе счислени</text:span><text:span text:style-name="T14">я, переменные, результаты вычисления функций. Вызов функции вместе с ее аргументами нужно писать в скобках.</text:span></text:h>
      <text:list xml:id="list1295408651056578580" text:style-name="L11">
        <text:list-item>
          <text:p text:style-name="P35"><text:span text:style-name="T14">пример </text:span><text:span text:style-name="T36">&lt;arithmetic_expession&gt;: </text:span><text:span text:style-name="T39">n * (function n), a `mod` 3</text:span></text:p>
        </text:list-item>
      </text:list>
      <text:list xml:id="list8628115820848810429" text:style-name="L6">
        <text:list-header>
          <text:p text:style-name="P41"><text:span text:style-name="T13">Для работы с условиями введена булева логика. Далее логические выражения обозначаются </text:span><text:span text:style-name="T36">&lt;boolean_expression&gt;</text:span><text:span text:style-name="T17">.</text:span><text:span text:style-name="T13"> Используются значения стандартного типа данных </text:span><text:span text:style-name="T31">Bool</text:span><text:span text:style-name="T14">. Поддерживаются элементарные логические операции: конъюнкция, дизъюнкция, отрицание. </text:span><text:span text:style-name="T15">На логических выражениях введено отношение эквивалентности, на арифметических – отношения порядка.</text:span></text:p>
        </text:list-header>
      </text:list>
      <text:list xml:id="list6108646003005206676" text:style-name="L7">
        <text:list-item>
          <text:p text:style-name="P3"><text:span text:style-name="T14">пример </text:span><text:span text:style-name="T36">&lt;boolean_expression&gt;: </text:span><text:span text:style-name="T39">n &gt; 0 &amp;&amp; (k &gt; 0)</text:span></text:p>
          <text:p text:style-name="P4"><text:span text:style-name="T15">Определение функции делится на две части: интерфейс и реализация. </text:span><text:span text:style-name="T17">В первом задается название, типы <text:s/>аргументов, тип возвращаемого значения. Реализация состоит из следующих частей: описание аргументов, возвращаемое значение, условие выполнения </text:span><text:span text:style-name="T19">(опционально). В качестве аргумента может использоваться число или переменная. </text:span><text:span text:style-name="T20">(Последнее целесообразно, если результат функции или условие выполнения зависит от значения этой переменной. Иначе</text:span><text:span text:style-name="T19"> можно ставить символ подчеркивания.</text:span><text:span text:style-name="T20">)</text:span></text:p>
        </text:list-item>
      </text:list>
      <text:list xml:id="list5216866751105412093" text:style-name="L4">
        <text:list-item>
          <text:p text:style-name="P11"><text:span text:style-name="T15">интерфейс: </text:span><text:span text:style-name="T34">&lt;</text:span><text:span text:style-name="T33">function_name</text:span><text:span text:style-name="T35">&gt; </text:span><text:span text:style-name="T32">'</text:span><text:span text:style-name="T35">::</text:span><text:span text:style-name="T32">'</text:span><text:span text:style-name="T35"> (&lt;</text:span><text:span text:style-name="T33">argument_type</text:span><text:span text:style-name="T35">&gt; </text:span><text:span text:style-name="T32">'</text:span><text:span text:style-name="T33">-&gt;</text:span><text:span text:style-name="T32">'</text:span><text:span text:style-name="T35">)* &lt;</text:span><text:span text:style-name="T33">return_type</text:span><text:span text:style-name="T35">&gt;</text:span></text:p>
        </text:list-item>
        <text:list-item>
          <text:p text:style-name="P12"><text:span text:style-name="T15">реализация: </text:span><text:span text:style-name="T33">&lt;function_name&gt; </text:span><text:span text:style-name="T32">(&lt;number&gt; | &lt;variable_name&gt; | '_')* ('|' &lt;boolean_expression&gt;)?</text:span><text:span text:style-name="T33"> </text:span><text:span text:style-name="T32">'</text:span><text:span text:style-name="T33">=</text:span><text:span text:style-name="T32">'</text:span><text:span text:style-name="T33"> &lt;arithmetic_expression&gt;</text:span></text:p>
        </text:list-item>
      </text:list>
      <text:p text:style-name="P18"><text:span text:style-name="T17">Названием функции может быть любая последовательность заглавных, строчных букв, знаков подчеркиваний и цифр, не начинающаяся с цифры. В названиях переменных может также встречаться апостроф, но не на первом месте.</text:span></text:p>
      <text:p text:style-name="P18"><text:span text:style-name="T15">Помимо численных функций предусмотрена возможность трансляции функции </text:span><text:span text:style-name="T33">main</text:span><text:span text:style-name="T15">, необходимой для вывода данных на экран.</text:span></text:p>
      <text:list xml:id="list7707956623237257898" text:style-name="L3">
        <text:list-item>
          <text:p text:style-name="P13"><text:span text:style-name="T15">интерфейс: </text:span><text:span text:style-name="T32">'</text:span><text:span text:style-name="T33">main :: IO()</text:span><text:span text:style-name="T32">'</text:span></text:p>
        </text:list-item>
        <text:list-item>
          <text:p text:style-name="P14"><text:span text:style-name="T15">реализация: </text:span><text:span text:style-name="T32">'</text:span><text:span text:style-name="T33">main = print</text:span><text:span text:style-name="T32">'</text:span><text:span text:style-name="T33"> &lt;arithmetic_expression&gt;</text:span></text:p>
        </text:list-item>
      </text:list>
      <text:p text:style-name="P16"><text:span text:style-name="T16">В конце любой строчки может находиться однострочный комментарий, начинающийся символами </text:span><text:span text:style-name="T32">'</text:span><text:span text:style-name="T36">--</text:span><text:span text:style-name="T32">'</text:span><text:span text:style-name="T16">.</text:span></text:p>
      <text:p text:style-name="P16"><text:span text:style-name="T16">В качестве пробела может использоваться любое число пробелов или знаков табуляции.</text:span></text:p>
      <text:h text:style-name="P32" text:outline-level="1"><text:span text:style-name="T9">Трансляция</text:span></text:h>
      <text:h text:style-name="P32" text:outline-level="1"><text:span text:style-name="T21">В результате трансляции образуется </text:span><text:span text:style-name="T22">java-класс с публичными статичными методами, код которого соответствует Java Coding Conventions. Комментарии игнорируются.</text:span></text:h>
      <text:p text:style-name="P20"><text:span text:style-name="T22">Названия аргументов функции могут меняться в каждой новой строке реализации. При трансляции все имена заменяются на единообразные: </text:span><text:span text:style-name="T40">arg0</text:span><text:span text:style-name="T16">,</text:span><text:span text:style-name="T40"> arg1</text:span><text:span text:style-name="T22"> и так далее. При необходимости условия рассматриваются при помощи операторов </text:span><text:span text:style-name="T40">if … else … </text:span><text:span text:style-name="T22">. При </text:span><text:span text:style-name="T23">попытке программиста передать неверный аргумент</text:span><text:span text:style-name="T22"> </text:span><text:span text:style-name="T23">генерируется исключение </text:span><text:span text:style-name="T41">IllegalArgumentException</text:span><text:span text:style-name="T22">.</text:span></text:p>
      <text:h text:style-name="P28" text:outline-level="1">Запуск</text:h>
      <text:h text:style-name="P22" text:outline-level="3" text:is-list-header="true"><text:span text:style-name="T46">Класс </text:span><text:span text:style-name="T42">Tester</text:span><text:span text:style-name="T46">, находящийся в директории </text:span><text:span text:style-name="T43">src/</text:span><text:span text:style-name="T47">,</text:span><text:span text:style-name="T46"> транслирует все файлы с расширением </text:span><text:span text:style-name="T43">'.hs'</text:span><text:span text:style-name="T46"> из директории </text:span><text:span text:style-name="T42">tests/</text:span><text:span text:style-name="T46"> и сохраняет результат в эту же папку. Название полученного файл</text:span><text:span text:style-name="T48">а</text:span><text:span text:style-name="T46"> – <text:s/></text:span><text:span text:style-name="T42">Transla</text:span><text:span text:style-name="T42">ted_&lt;filename&gt;.</text:span><text:span text:style-name="T44">java</text:span><text:span text:style-name="T46">, где </text:span><text:span text:style-name="T42">&lt;filename&gt;.hs</text:span><text:span text:style-name="T46"> – название исходного файла.</text:span></text:h>
      <text:p text:style-name="P17"><text:span text:style-name="T18">Скрипт </text:span><text:span text:style-name="T38">buildGrammar.sh</text:span><text:span text:style-name="T18"> для грамматики в файле </text:span><text:span text:style-name="T38">src/Language.g</text:span><text:span text:style-name="T18"> генерирует файлы в папку </text:span><text:span text:style-name="T38">src/</text:span><text:span text:style-name="T19">.</text:span></text:p>
      <text:p text:style-name="P17"><text:span text:style-name="T19">Скрипт </text:span><text:span text:style-name="T38">run.sh</text:span><text:span text:style-name="T19"> компилирует исходные файлы </text:span><text:span text:style-name="T17">с расширениями </text:span><text:span text:style-name="T37">'.hs' и </text:span><text:span text:style-name="T38">'.java'</text:span><text:span text:style-name="T17"> из директории </text:span><text:span text:style-name="T36">tests/</text:span><text:span text:style-name="T19">, запускает полученные исполняемые файлы и классы и выводит результат на экран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0"><text:span text:style-name="T45">[1 of 1] Compiling Main <text:s text:c="12"/>( 00.hs, 00.o )</text:span></text:p>
            <text:p text:style-name="P21"><text:span text:style-name="T45">Linking 00 ...</text:span></text:p>
            <text:p text:style-name="P21"><text:span text:style-name="T45">haskell out:</text:span></text:p>
            <text:p text:style-name="P21"><text:span text:style-name="T45">6</text:span></text:p>
            <text:p text:style-name="P21"><text:span text:style-name="T45">java out:</text:span></text:p>
            <text:p text:style-name="P21"><text:span text:style-name="T45">6</text:span></text:p>
            <text:p text:style-name="P21"><text:span text:style-name="T45">[1 of 1] Compiling Main <text:s text:c="12"/>( 01.hs, 01.o )</text:span></text:p>
            <text:p text:style-name="P21"><text:span text:style-name="T45">Linking 01 ...</text:span></text:p>
            <text:p text:style-name="P21"><text:span text:style-name="T45">haskell out:</text:span></text:p>
            <text:p text:style-name="P21"><text:span text:style-name="T45">120</text:span></text:p>
            <text:p text:style-name="P21"><text:span text:style-name="T45">java out:</text:span></text:p>
            <text:p text:style-name="P21"><text:span text:style-name="T45">120</text:span></text:p>
          </table:table-cell>
        </table:table-row>
      </table:table>
      <text:h text:style-name="P31" text:outline-level="1"><text:span text:style-name="T5">Тестирование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<text:span text:style-name="T46">00.hs</text:span></text:p>
          </table:table-cell>
          <table:table-cell table:style-name="Table6.B1" office:value-type="string">
            <text:p text:style-name="P23"><text:span text:style-name="T46">Translated_00.java</text:span></text:p>
          </table:table-cell>
        </table:table-row>
        <table:table-row>
          <table:table-cell table:style-name="Table6.A2" office:value-type="string">
            <text:p text:style-name="P24"><text:span text:style-name="T26">fac :: Int -&gt; Int</text:span></text:p>
            <text:p text:style-name="P24"><text:span text:style-name="T26"/></text:p>
            <text:p text:style-name="P24"><text:span text:style-name="T26">constant <text:s text:c="2"/>:: <text:s text:c="2"/>Int</text:span></text:p>
            <text:p text:style-name="P24"><text:span text:style-name="T26">constant= 0</text:span></text:p>
            <text:p text:style-name="P24"><text:span text:style-name="T26"/></text:p>
            <text:p text:style-name="P24"><text:span text:style-name="T26">strange :: <text:s text:c="2"/>Int -&gt; Int -&gt; Int</text:span></text:p>
            <text:p text:style-name="P24"><text:span text:style-name="T26">strange _ a_ = a_ `mod` 3</text:span></text:p>
            <text:p text:style-name="P24"><text:span text:style-name="T26"/></text:p>
            <text:p text:style-name="P24"><text:span text:style-name="T26"/></text:p>
            <text:p text:style-name="P24"><text:span text:style-name="T26">division :: Double -&gt; Double -&gt; Double</text:span></text:p>
            <text:p text:style-name="P24"><text:span text:style-name="T26">division a b = a / b + 0.5 -- kjdkfjkj</text:span></text:p>
            <text:p text:style-name="P24"><text:span text:style-name="T26"/></text:p>
            <text:p text:style-name="P24"><text:span text:style-name="T26">fac 0 = 1</text:span></text:p>
            <text:p text:style-name="P24"><text:span text:style-name="T26">fac n | n &gt; 0 = n * (fac (n - 1))</text:span></text:p>
            <text:p text:style-name="P24"><text:span text:style-name="T26"/></text:p>
            <text:p text:style-name="P24"><text:span text:style-name="T26"/></text:p>
            <text:p text:style-name="P24"><text:span text:style-name="T26"/></text:p>
            <text:p text:style-name="P24"><text:span text:style-name="T26">multiplication ::Int -&gt; Int-&gt;Int</text:span></text:p>
            <text:p text:style-name="P24"><text:span text:style-name="T26">multiplication n' _3| n'&gt;0= 0</text:span></text:p>
            <text:p text:style-name="P24"><text:span text:style-name="T26">multiplication n' k <text:s/>| n' &lt; 1 &amp;&amp; (k &gt; 0) = 1</text:span></text:p>
            <text:p text:style-name="P24"><text:span text:style-name="T26"/></text:p>
            <text:p text:style-name="P24"><text:span text:style-name="T26">main :: <text:s text:c="4"/>IO()</text:span></text:p>
            <text:p text:style-name="P24"><text:span text:style-name="T26"/></text:p>
            <text:p text:style-name="P24"><text:span text:style-name="T26">main = print (fac (5+2 * (3 - 4)))</text:span></text:p>
          </table:table-cell>
          <table:table-cell table:style-name="Table6.B2" office:value-type="string">
            <text:p text:style-name="P25"><text:span text:style-name="T26">public class Translated_00 {</text:span></text:p>
            <text:p text:style-name="P25"><text:span text:style-name="T26"/></text:p>
            <text:p text:style-name="P25"><text:span text:style-name="T26"><text:tab/>public static int strange(int arg0, int arg1) {</text:span></text:p>
            <text:p text:style-name="P25"><text:span text:style-name="T26"><text:tab/><text:tab/>return arg1 % 3;</text:span></text:p>
            <text:p text:style-name="P25"><text:span text:style-name="T26"><text:tab/>}</text:span></text:p>
            <text:p text:style-name="P25"><text:span text:style-name="T26"><text:tab/></text:span></text:p>
            <text:p text:style-name="P25"><text:span text:style-name="T26"><text:tab/>public static double division(double arg0, double arg1) {</text:span></text:p>
            <text:p text:style-name="P25"><text:span text:style-name="T26"><text:tab/><text:tab/>return arg0 / arg1 + 0.5;</text:span></text:p>
            <text:p text:style-name="P25"><text:span text:style-name="T26"><text:tab/>}</text:span></text:p>
            <text:p text:style-name="P25"><text:span text:style-name="T26"><text:tab/></text:span></text:p>
            <text:p text:style-name="P25"><text:span text:style-name="T26"><text:tab/>public static int constant() {</text:span></text:p>
            <text:p text:style-name="P25"><text:span text:style-name="T26"><text:tab/><text:tab/>return 0;</text:span></text:p>
            <text:p text:style-name="P25"><text:span text:style-name="T26"><text:tab/>}</text:span></text:p>
            <text:p text:style-name="P25"><text:span text:style-name="T26"><text:tab/></text:span></text:p>
            <text:p text:style-name="P25"><text:span text:style-name="T26"><text:tab/>public static int multiplication(int arg0, int arg1) {</text:span></text:p>
            <text:p text:style-name="P25"><text:span text:style-name="T26"><text:tab/><text:tab/>if (arg0 &gt; 0) {</text:span></text:p>
            <text:p text:style-name="P25"><text:span text:style-name="T26"><text:tab/><text:tab/><text:tab/>return 0;</text:span></text:p>
            <text:p text:style-name="P25"><text:span text:style-name="T26"><text:tab/><text:tab/>} else if (arg0 &lt; 1 &amp;&amp; (arg1 &gt; 0)) {</text:span></text:p>
            <text:p text:style-name="P25"><text:span text:style-name="T26"><text:tab/><text:tab/><text:tab/>return 1;</text:span></text:p>
            <text:p text:style-name="P25"><text:span text:style-name="T26"><text:tab/><text:tab/>} else {</text:span></text:p>
            <text:p text:style-name="P25"><text:span text:style-name="T26"><text:tab/><text:tab/><text:tab/>throw new IllegalArgumentException();</text:span></text:p>
            <text:p text:style-name="P25"><text:span text:style-name="T26"><text:tab/><text:tab/>}</text:span></text:p>
            <text:p text:style-name="P25"><text:span text:style-name="T26"><text:tab/>}</text:span></text:p>
            <text:p text:style-name="P25"><text:span text:style-name="T26"><text:tab/></text:span></text:p>
            <text:p text:style-name="P25"><text:span text:style-name="T26"><text:tab/>public static int fac(int arg0) {</text:span></text:p>
            <text:p text:style-name="P25"><text:span text:style-name="T26"><text:tab/><text:tab/>if (0 == arg0) {</text:span></text:p>
            <text:p text:style-name="P25"><text:span text:style-name="T26"><text:tab/><text:tab/><text:tab/>return 1;</text:span></text:p>
            <text:p text:style-name="P25"><text:span text:style-name="T26"><text:tab/><text:tab/>} else if (arg0 &gt; 0) {</text:span></text:p>
            <text:p text:style-name="P25"><text:span text:style-name="T26"><text:tab/><text:tab/><text:tab/>return arg0 * fac((arg0 - 1));</text:span></text:p>
            <text:p text:style-name="P25"><text:span text:style-name="T26"><text:tab/><text:tab/>} else {</text:span></text:p>
            <text:p text:style-name="P25"><text:span text:style-name="T26"><text:tab/><text:tab/><text:tab/>throw new IllegalArgumentException();</text:span></text:p>
            <text:p text:style-name="P25"><text:span text:style-name="T26"><text:tab/><text:tab/>}</text:span></text:p>
            <text:p text:style-name="P25"><text:span text:style-name="T26"><text:tab/>}</text:span></text:p>
            <text:p text:style-name="P25"><text:span text:style-name="T26"><text:tab/></text:span></text:p>
            <text:p text:style-name="P25"><text:span text:style-name="T26"><text:tab/>public static void main(String[] args) {</text:span></text:p>
            <text:p text:style-name="P25"><text:span text:style-name="T26"><text:tab/><text:tab/>System.out.println(fac((5 + 2 * (3 - 4))));</text:span></text:p>
            <text:p text:style-name="P25"><text:span text:style-name="T26"><text:tab/>}</text:span></text:p>
            <text:p text:style-name="P25"><text:span text:style-name="T26"><text:tab/></text:span></text:p>
            <text:p text:style-name="P25"><text:span text:style-name="T26">}</text:span></text:p>
          </table:table-cell>
        </table:table-row>
      </table:table>
      <text:h text:style-name="P30" text:outline-level="1"><text:span text:style-name="T49">Ссылки</text:span></text:h>
      <text:list xml:id="list173991508227181891" text:style-name="L1">
        <text:list-item>
          <text:p text:style-name="P15"><text:span text:style-name="T3">Исходный код на </text:span><text:a xlink:type="simple" xlink:href="http://github.com/adkozlov/parsing-2013-lab_03">github.com</text:a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 Vu Serif" svg:font-family="'Deja Vu Serif'" style:font-family-generic="roman"/>
    <style:font-face style:name="Serif" svg:font-family="Serif" style:font-family-generic="roman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044726" officeooo:paragraph-rsid="00044726"/>
    </style:style>
    <style:style style:name="MT1" style:family="text">
      <style:text-properties officeooo:rsid="00227297"/>
    </style:style>
    <style:page-layout style:name="Mpm1">
      <style:page-layout-properties fo:page-width="21.001cm" fo:page-height="29.7cm" style:num-format="1" style:print-orientation="portrait" fo:margin-top="0.037cm" fo:margin-bottom="0.845cm" fo:margin-left="2cm" fo:margin-right="1.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8.11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НИУ ИТМО</text:p>
        <text:p text:style-name="MP2"><text:span text:style-name="MT1">2</text:span> ма<text:span text:style-name="MT1">я</text:span>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23:40:18</meta:creation-date>
    <dc:date>2013-05-02T22:49:35</dc:date>
    <meta:editing-duration>PT9H1M31S</meta:editing-duration>
    <meta:editing-cycles>11</meta:editing-cycles>
    <meta:generator>LibreOffice/4.0.2.2$MacOSX_x86 LibreOffice_project/4c82dcdd6efcd48b1d8bba66bfe1989deee49c3</meta:generator>
    <meta:document-statistic meta:table-count="2" meta:image-count="0" meta:object-count="0" meta:page-count="4" meta:paragraph-count="115" meta:word-count="842" meta:character-count="5775" meta:non-whitespace-character-count="4935"/>
  </office:meta>
</office:document-meta>
</file>